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_5b_Normal_5d_">
      <style:paragraph-properties fo:margin-top="0in" fo:margin-bottom="0in" fo:line-height="100%" fo:text-align="start" style:justify-single-word="false"/>
      <style:text-properties fo:font-size="10.5pt" style:font-size-asian="10.5pt" style:font-size-complex="10.5pt"/>
    </style:style>
    <style:style style:name="P6"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P7"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8" style:family="paragraph" style:parent-style-name="BODY">
      <style:paragraph-properties fo:margin-top="0in" fo:margin-bottom="0in" fo:line-height="100%" fo:text-align="start"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3" style:family="text">
      <style:text-properties fo:font-variant="normal" fo:text-transform="none" fo:color="#000000"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4" style:family="text">
      <style:text-properties fo:font-variant="normal" fo:text-transform="none" fo:color="#000000" style:font-name="Georgia" fo:letter-spacing="normal" fo:language="none" fo:country="none" fo:font-style="normal" style:text-underline-style="solid" style:text-underline-width="auto" style:text-underline-color="font-color" fo:font-weight="normal" style:font-name-asian="Georgia" style:language-asian="none" style:country-asian="none" style:font-name-complex="Georgia" style:language-complex="none" style:country-complex="none"/>
    </style:style>
    <style:style style:name="T5" style:family="text">
      <style:text-properties fo:font-variant="normal" fo:text-transform="none" fo:color="#000000" style:font-name="Georgia" fo:letter-spacing="normal" fo:language="en" fo:country="US" fo:font-style="normal" fo:font-weight="normal" style:font-name-asian="Georgia" style:language-asian="none" style:country-asian="none" style:font-name-complex="Georgia" style:language-complex="none" style:country-complex="none"/>
    </style:style>
    <style:style style:name="T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language="none" fo:country="none" style:font-name-asian="Georgia" style:language-asian="none" style:country-asian="none" style:font-name-complex="Georgia" style:language-complex="none" style:country-complex="none"/>
    </style:style>
    <style:style style:name="T10"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1" style:family="text">
      <style:text-properties style:font-name="Georgia" fo:language="en" fo:country="US" style:font-name-asian="Georgia" style:language-asian="none" style:country-asian="none" style:font-name-complex="Georgia" style:language-complex="none" style:country-complex="none"/>
    </style:style>
    <style:style style:name="T12" style:family="text">
      <style:text-properties fo:color="#208080" style:font-name="Georgia" fo:language="none" fo:country="none" style:font-name-asian="Georgia" style:language-asian="none" style:country-asian="none" style:font-name-complex="Georgia" style:language-complex="none" style:country-complex="none"/>
    </style:style>
    <style:style style:name="T1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text:s/>Severe Weight Problem</text:p>
      <text:p text:style-name="P2"><text:span text:style-name="T1">Read:</text:span> Daniel 5</text:p>
      <text:p text:style-name="Standard"><text:span text:style-name="T7">Text:</text:span><text:span text:style-name="T8"> </text:span><text:span text:style-name="T6">Daniel 5:27 “...Thou art weighed in the balances, and art found wanting.”</text:span></text:p>
      <text:p text:style-name="P1"><text:span text:style-name="T1">Introduction:</text:span> <text:span text:style-name="T13">Read the description of Babylon by T. De Witt Talmage</text:span>.</text:p>
      <text:p text:style-name="P1">This great city with it's splendor was not a place of peace and happiness to its leader. <text:s/>It seems that Belshazzar got pleasure from desecrating the temple vessels that were taken from Jerusalem when the Israelites were captured. <text:s/>He was a spoiled kings son who ignored the dangers so near to his city.</text:p>
      <text:p text:style-name="P1"><text:s text:c="2"/>God was not just angry with the city...He was angry with the crass sin-fulness of the leaders who had seen the power of God time after time since the capture of Jerusalem. <text:s/>In their hearts they knew that there was a God who they were choosing to ignore as they gave great attention to their man made idols. <text:s/>It is not a new thing for man to try to make God in an image that they can comprehend and manipulate.</text:p>
      <text:p text:style-name="P1"/>
      <text:p text:style-name="P1"><text:span text:style-name="T1">It's party time:</text:span> We can look around us and see a nation of people who are ignoring the judgment of God and are partying while God fumes in the heavens. <text:s/>God has interrupted their party to inform the nation that time had run out for them. <text:s/>While they were celebrating with a sinful orgy of self indulgence the hand of God stretches from heaven to inform them that the party is over. <text:s/>They were drinking wine from cups that were divinely consecrated to the God of Heaven while worshiping their false gods. <text:s/></text:p>
      <text:p text:style-name="P1"/>
      <text:p text:style-name="P8"><text:span text:style-name="T10">An uninvited guest:</text:span><text:span text:style-name="T9"> While they were distracted someone showed up that had not been invited. <text:s/>They did not see Him but His hand was vis-able to all who would look. <text:s/>Although they could not understand what was written they were filled with fear and dread. <text:s/>They were aware that they were no longer in charge of this party. <text:s/>Daniel tells us that the king was shaking so bad that his knees were knocking together. <text:s/></text:span></text:p>
      <text:p text:style-name="P5"><text:span text:style-name="T9"/></text:p>
      <text:p text:style-name="P5"><text:span text:style-name="T10">An unintelligible message:</text:span><text:span text:style-name="T9"> The words that God's hand were writing were not in a language that the party goers could understand. <text:s/>We should not be surprised when the folks around us seem blind and ignorant to the signs of the times. <text:s/>They don't speak the same language as we do. <text:s/>They think it foolish to believe and worship an unseen God while they worship the gods of pleasure and self indulgence. <text:s/>We watch as they fall into addictions and other self destructive behavior and we cannot understand for the same reason...we don't speak the same language as they do.</text:span></text:p>
      <text:p text:style-name="P5"><text:span text:style-name="T9"><text:s text:c="2"/>The best and brightest </text:span><text:span text:style-name="T11">intelligentsia</text:span><text:span text:style-name="T9"> of the day were called in to provide answers and they had none. <text:s/>Heavens language is one that this world cannot interpret nor understand. <text:s/></text:span></text:p>
      <text:p text:style-name="P5"><text:span text:style-name="T9"/></text:p>
      <text:p text:style-name="P5"><text:span text:style-name="T10">The answer is not far away:</text:span><text:span text:style-name="T9"> The queen was not present at this party but someone ran to tell her what was happening. <text:s/>She tells </text:span><text:span text:style-name="T2">Belshazzar that he had a man who was in touch with God who could answer all his questions. <text:s/>Daniel is called and the message is not good. <text:s/>Daniel reminds him that God had provided a great kingdom to his father who had come to know the God of Heaven. <text:s/>Nebuchadnezzar had been a raving lunatic for 7 years before God restored his mind and He (now in his right mind) came to love and honor the only true God of heaven. <text:s/>Daniel states: “... thou his son, O Belshazzar, hast not humbled thine heart, though thou knewest all this...” <text:s/></text:span></text:p>
      <text:p text:style-name="P5"><text:span text:style-name="T2"/></text:p>
      <text:p text:style-name="P5"><text:span text:style-name="T3">The message is painful:</text:span><text:span text:style-name="T2"> He then translates what God has written: </text:span><text:span text:style-name="T4">MENE</text:span><text:span text:style-name="T2">; God hath numbered thy kingdom, and finished it. <text:s/>When God says that you're done then you are truly done. <text:s/></text:span><text:span text:style-name="T4">TEKEL</text:span><text:span text:style-name="T2">; Thou art weighed in the balances, and art found wanting. <text:s/>God is saying that Belshazzar is </text:span><text:span text:style-name="T5">anorexic.</text:span><text:span text:style-name="T2"> <text:s/>He is sinfully underweight. <text:s/>He was privy to what God had done in his father and had chosen to ignore the abundant menu that God provided and had instead chosen the pitiful limited menu that the devil offered. <text:s/></text:span><text:span text:style-name="T4">PERES</text:span><text:span text:style-name="T2">; Thy kingdom is divided, and given to the Medes and Persians.</text:span></text:p>
      <text:p text:style-name="P5"><text:span text:style-name="T2"><text:s text:c="2"/>That same night Belshazzar was slain and Nebuchadnezzar's kingdom <text:s/>was over.</text:span></text:p>
      <text:p text:style-name="P5"><text:span text:style-name="T9"/></text:p>
      <text:p text:style-name="P5"><text:span text:style-name="T10">Conclude:</text:span><text:span text:style-name="T9"> In America (today) it seems to be party time. <text:s/>People don't mind ignoring the Word of God, the acts that God has done for America, nor the Biblical consequences that will result from their arrogant misuse of the blessings of God in these last days. <text:s/>The clock (of time) is ticking down, <text:s/>The Living Water has been rejected and a new king is preparing to take the throne. </text:span></text:p>
      <text:p text:style-name="P5"><text:span text:style-name="T9"><text:s text:c="2"/>The kingdoms of this world will either repent or be replaced. For the child of God a new kingdom is being prepared. <text:s/></text:span></text:p>
      <text:p text:style-name="P5"><text:span text:style-name="T9"><text:s text:c="2"/>As election day nears it is important for you and I to know that there is a king in heaven and that He rules, regardless of who is placed in office. <text:s text:c="3"/></text:span></text:p>
      <text:p text:style-name="P5"><text:span text:style-name="T9"><text:s text:c="2"/>We should be far more concerned about offending God than worried about what party is making the rules down here. <text:s/></text:span></text:p>
      <text:p text:style-name="P5"><text:span text:style-name="T9"><text:s text:c="2"/>How about you? <text:s/>Are you able to step on the scales and not be found wanting? <text:s/>Are you dinning on the things of God or are you picking through the party trays on satan's table?</text:span></text:p>
      <text:p text:style-name="P5"><text:span text:style-name="T9"/></text:p>
      <text:p text:style-name="P5"><text:span text:style-name="T9">Song: Come and Dine</text:span></text:p>
      <text:p text:style-name="P5"><text:span text:style-name="T9"/></text:p>
      <text:p text:style-name="P5"><text:span text:style-name="T12"/></text:p>
      <text:p text:style-name="P7"><text:soft-page-break/><text:span text:style-name="T9"/></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22-11-05T08:18:11.94</dc:date>
    <meta:editing-duration>P2DT16H38M6S</meta:editing-duration>
    <meta:generator>OpenOffice/4.1.3$Win32 OpenOffice.org_project/413m1$Build-9783</meta:generator>
    <meta:printed-by>j </meta:printed-by>
    <meta:print-date>2020-06-28T08:33:33.47</meta:print-date>
    <meta:document-statistic meta:table-count="0" meta:image-count="0" meta:object-count="0" meta:page-count="2" meta:paragraph-count="19" meta:word-count="873" meta:character-count="48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